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eal_roll</text:p>
          </table:table-cell>
          <table:table-cell office:value-type="string" table:style-name="ce1">
            <text:p>real_pitch</text:p>
          </table:table-cell>
          <table:table-cell office:value-type="string" table:style-name="ce1">
            <text:p>real_yaw</text:p>
          </table:table-cell>
          <table:table-cell table:number-columns-repeated="16381"/>
        </table:table-row>
        <table:table-row table:style-name="ro1">
          <table:table-cell office:value-type="float" office:value="168.68" table:style-name="ce1">
            <text:p>168.68</text:p>
          </table:table-cell>
          <table:table-cell office:value-type="float" office:value="-72.540000000000006" table:style-name="ce1">
            <text:p>-72.54</text:p>
          </table:table-cell>
          <table:table-cell office:value-type="float" office:value="-82.47" table:style-name="ce1">
            <text:p>-82.47</text:p>
          </table:table-cell>
          <table:table-cell table:number-columns-repeated="16381"/>
        </table:table-row>
        <table:table-row table:style-name="ro1">
          <table:table-cell office:value-type="float" office:value="163.30877572754" table:style-name="ce1">
            <text:p>163.3087757</text:p>
          </table:table-cell>
          <table:table-cell office:value-type="float" office:value="-72.457604285019301" table:style-name="ce1">
            <text:p>-72.45760429</text:p>
          </table:table-cell>
          <table:table-cell office:value-type="float" office:value="-82.078594586106803" table:style-name="ce1">
            <text:p>-82.07859459</text:p>
          </table:table-cell>
          <table:table-cell table:number-columns-repeated="16381"/>
        </table:table-row>
        <table:table-row table:style-name="ro1">
          <table:table-cell office:value-type="float" office:value="157.96542380857099" table:style-name="ce1">
            <text:p>157.9654238</text:p>
          </table:table-cell>
          <table:table-cell office:value-type="float" office:value="-72.364578794908496" table:style-name="ce1">
            <text:p>-72.36457879</text:p>
          </table:table-cell>
          <table:table-cell office:value-type="float" office:value="-81.716238993998999" table:style-name="ce1">
            <text:p>-81.71623899</text:p>
          </table:table-cell>
          <table:table-cell table:number-columns-repeated="16381"/>
        </table:table-row>
        <table:table-row table:style-name="ro1">
          <table:table-cell office:value-type="float" office:value="152.652682050652" table:style-name="ce1">
            <text:p>152.6526821</text:p>
          </table:table-cell>
          <table:table-cell office:value-type="float" office:value="-72.2617874671175" table:style-name="ce1">
            <text:p>-72.26178747</text:p>
          </table:table-cell>
          <table:table-cell office:value-type="float" office:value="-81.385815309400698" table:style-name="ce1">
            <text:p>-81.38581531</text:p>
          </table:table-cell>
          <table:table-cell table:number-columns-repeated="16381"/>
        </table:table-row>
        <table:table-row table:style-name="ro1">
          <table:table-cell office:value-type="float" office:value="147.37286179576299" table:style-name="ce1">
            <text:p>147.3728618</text:p>
          </table:table-cell>
          <table:table-cell office:value-type="float" office:value="-72.150168703996101" table:style-name="ce1">
            <text:p>-72.1501687</text:p>
          </table:table-cell>
          <table:table-cell office:value-type="float" office:value="-81.089769313764094" table:style-name="ce1">
            <text:p>-81.08976931</text:p>
          </table:table-cell>
          <table:table-cell table:number-columns-repeated="16381"/>
        </table:table-row>
        <table:table-row table:style-name="ro1">
          <table:table-cell office:value-type="float" office:value="142.12784021527301" table:style-name="ce1">
            <text:p>142.1278402</text:p>
          </table:table-cell>
          <table:table-cell office:value-type="float" office:value="-72.0307227519896" table:style-name="ce1">
            <text:p>-72.03072275</text:p>
          </table:table-cell>
          <table:table-cell office:value-type="float" office:value="-80.830101760226995" table:style-name="ce1">
            <text:p>-80.83010176</text:p>
          </table:table-cell>
          <table:table-cell table:number-columns-repeated="16381"/>
        </table:table-row>
        <table:table-row table:style-name="ro1">
          <table:table-cell office:value-type="float" office:value="136.919062611393" table:style-name="ce1">
            <text:p>136.9190626</text:p>
          </table:table-cell>
          <table:table-cell office:value-type="float" office:value="-71.904499055022399" table:style-name="ce1">
            <text:p>-71.90449906</text:p>
          </table:table-cell>
          <table:table-cell office:value-type="float" office:value="-80.608369731914095" table:style-name="ce1">
            <text:p>-80.60836973</text:p>
          </table:table-cell>
          <table:table-cell table:number-columns-repeated="16381"/>
        </table:table-row>
        <table:table-row table:style-name="ro1">
          <table:table-cell office:value-type="float" office:value="131.74755341606101" table:style-name="ce1">
            <text:p>131.7475534</text:p>
          </table:table-cell>
          <table:table-cell office:value-type="float" office:value="-71.772583851660698" table:style-name="ce1">
            <text:p>-71.77258385</text:p>
          </table:table-cell>
          <table:table-cell office:value-type="float" office:value="-80.425696780780498" table:style-name="ce1">
            <text:p>-80.42569678</text:p>
          </table:table-cell>
          <table:table-cell table:number-columns-repeated="16381"/>
        </table:table-row>
        <table:table-row table:style-name="ro1">
          <table:table-cell office:value-type="float" office:value="126.61393438581" table:style-name="ce1">
            <text:p>126.6139344</text:p>
          </table:table-cell>
          <table:table-cell office:value-type="float" office:value="-71.636088239044895" table:style-name="ce1">
            <text:p>-71.63608824</text:p>
          </table:table-cell>
          <table:table-cell office:value-type="float" office:value="-80.282790352341806" table:style-name="ce1">
            <text:p>-80.28279035</text:p>
          </table:table-cell>
          <table:table-cell table:number-columns-repeated="16381"/>
        </table:table-row>
        <table:table-row table:style-name="ro1">
          <table:table-cell office:value-type="float" office:value="121.518448415208" table:style-name="ce1">
            <text:p>121.5184484</text:p>
          </table:table-cell>
          <table:table-cell office:value-type="float" office:value="-71.496136877311798" table:style-name="ce1">
            <text:p>-71.49613688</text:p>
          </table:table-cell>
          <table:table-cell office:value-type="float" office:value="-80.179964925218997" table:style-name="ce1">
            <text:p>-80.17996493</text:p>
          </table:table-cell>
          <table:table-cell table:number-columns-repeated="16381"/>
        </table:table-row>
        <table:table-row table:style-name="ro1">
          <table:table-cell office:value-type="float" office:value="116.460987415107" table:style-name="ce1">
            <text:p>116.4609874</text:p>
          </table:table-cell>
          <table:table-cell office:value-type="float" office:value="-71.353857459762693" table:style-name="ce1">
            <text:p>-71.35385746</text:p>
          </table:table-cell>
          <table:table-cell office:value-type="float" office:value="-80.117169317493804" table:style-name="ce1">
            <text:p>-80.11716932</text:p>
          </table:table-cell>
          <table:table-cell table:number-columns-repeated="16381"/>
        </table:table-row>
        <table:table-row table:style-name="ro1">
          <table:table-cell office:value-type="float" office:value="111.44112280335101" table:style-name="ce1">
            <text:p>111.4411228</text:p>
          </table:table-cell>
          <table:table-cell office:value-type="float" office:value="-71.210371029036807" table:style-name="ce1">
            <text:p>-71.21037103</text:p>
          </table:table-cell>
          <table:table-cell office:value-type="float" office:value="-80.094016712675398" table:style-name="ce1">
            <text:p>-80.09401671</text:p>
          </table:table-cell>
          <table:table-cell table:number-columns-repeated="16381"/>
        </table:table-row>
        <table:table-row table:style-name="ro1">
          <table:table-cell office:value-type="float" office:value="106.458137311602" table:style-name="ce1">
            <text:p>106.4581373</text:p>
          </table:table-cell>
          <table:table-cell office:value-type="float" office:value="-71.066783179864601" table:style-name="ce1">
            <text:p>-71.06678318</text:p>
          </table:table-cell>
          <table:table-cell office:value-type="float" office:value="-80.109816113426902" table:style-name="ce1">
            <text:p>-80.10981611</text:p>
          </table:table-cell>
          <table:table-cell table:number-columns-repeated="16381"/>
        </table:table-row>
        <table:table-row table:style-name="ro1">
          <table:table-cell office:value-type="float" office:value="101.511057000561" table:style-name="ce1">
            <text:p>101.511057</text:p>
          </table:table-cell>
          <table:table-cell office:value-type="float" office:value="-70.924176155653697" table:style-name="ce1">
            <text:p>-70.92417616</text:p>
          </table:table-cell>
          <table:table-cell office:value-type="float" office:value="-80.163604119081199" table:style-name="ce1">
            <text:p>-80.16360412</text:p>
          </table:table-cell>
          <table:table-cell table:number-columns-repeated="16381"/>
        </table:table-row>
        <table:table-row table:style-name="ro1">
          <table:table-cell office:value-type="float" office:value="96.598682578048894" table:style-name="ce1">
            <text:p>96.59868258</text:p>
          </table:table-cell>
          <table:table-cell office:value-type="float" office:value="-70.783601819537395" table:style-name="ce1">
            <text:p>-70.78360182</text:p>
          </table:table-cell>
          <table:table-cell office:value-type="float" office:value="-80.254176124330101" table:style-name="ce1">
            <text:p>-80.25417612</text:p>
          </table:table-cell>
          <table:table-cell table:number-columns-repeated="16381"/>
        </table:table-row>
        <table:table-row table:style-name="ro1">
          <table:table-cell office:value-type="float" office:value="91.719619314853304" table:style-name="ce1">
            <text:p>91.71961931</text:p>
          </table:table-cell>
          <table:table-cell office:value-type="float" office:value="-70.646075460454099" table:style-name="ce1">
            <text:p>-70.64607546</text:p>
          </table:table-cell>
          <table:table-cell office:value-type="float" office:value="-80.380116236126995" table:style-name="ce1">
            <text:p>-80.38011624</text:p>
          </table:table-cell>
          <table:table-cell table:number-columns-repeated="16381"/>
        </table:table-row>
        <table:table-row table:style-name="ro1">
          <table:table-cell office:value-type="float" office:value="86.872305041153595" table:style-name="ce1">
            <text:p>86.87230504</text:p>
          </table:table-cell>
          <table:table-cell office:value-type="float" office:value="-70.512570380752706" table:style-name="ce1">
            <text:p>-70.51257038</text:p>
          </table:table-cell>
          <table:table-cell office:value-type="float" office:value="-80.539825392771107" table:style-name="ce1">
            <text:p>-80.53982539</text:p>
          </table:table-cell>
          <table:table-cell table:number-columns-repeated="16381"/>
        </table:table-row>
        <table:table-row table:style-name="ro1">
          <table:table-cell office:value-type="float" office:value="82.055035874283007" table:style-name="ce1">
            <text:p>82.05503587</text:p>
          </table:table-cell>
          <table:table-cell office:value-type="float" office:value="-70.384013202981606" table:style-name="ce1">
            <text:p>-70.3840132</text:p>
          </table:table-cell>
          <table:table-cell office:value-type="float" office:value="-80.731547336197394" table:style-name="ce1">
            <text:p>-80.73154734</text:p>
          </table:table-cell>
          <table:table-cell table:number-columns-repeated="16381"/>
        </table:table-row>
        <table:table-row table:style-name="ro1">
          <table:table-cell office:value-type="float" office:value="77.265989472982298" table:style-name="ce1">
            <text:p>77.26598947</text:p>
          </table:table-cell>
          <table:table-cell office:value-type="float" office:value="-70.261279829033597" table:style-name="ce1">
            <text:p>-70.26127983</text:p>
          </table:table-cell>
          <table:table-cell office:value-type="float" office:value="-80.9533922318669" table:style-name="ce1">
            <text:p>-80.95339223</text:p>
          </table:table-cell>
          <table:table-cell table:number-columns-repeated="16381"/>
        </table:table-row>
        <table:table-row table:style-name="ro1">
          <table:table-cell office:value-type="float" office:value="72.503245732820503" table:style-name="ce1">
            <text:p>72.50324573</text:p>
          </table:table-cell>
          <table:table-cell office:value-type="float" office:value="-70.145191983796906" table:style-name="ce1">
            <text:p>-70.14519198</text:p>
          </table:table-cell>
          <table:table-cell office:value-type="float" office:value="-81.203357849172093" table:style-name="ce1">
            <text:p>-81.20335785</text:p>
          </table:table-cell>
          <table:table-cell table:number-columns-repeated="16381"/>
        </table:table-row>
        <table:table-row table:style-name="ro1">
          <table:table-cell office:value-type="float" office:value="67.764804932917002" table:style-name="ce1">
            <text:p>67.76480493</text:p>
          </table:table-cell>
          <table:table-cell office:value-type="float" office:value="-70.036514277072698" table:style-name="ce1">
            <text:p>-70.03651428</text:p>
          </table:table-cell>
          <table:table-cell office:value-type="float" office:value="-81.479348309692199" table:style-name="ce1">
            <text:p>-81.47934831</text:p>
          </table:table-cell>
          <table:table-cell table:number-columns-repeated="16381"/>
        </table:table-row>
        <table:table-row table:style-name="ro1">
          <table:table-cell office:value-type="float" office:value="63.048603417504303" table:style-name="ce1">
            <text:p>63.04860342</text:p>
          </table:table-cell>
          <table:table-cell office:value-type="float" office:value="-69.935951721016394" table:style-name="ce1">
            <text:p>-69.93595172</text:p>
          </table:table-cell>
          <table:table-cell office:value-type="float" office:value="-81.779190482992803" table:style-name="ce1">
            <text:p>-81.77919048</text:p>
          </table:table-cell>
          <table:table-cell table:number-columns-repeated="16381"/>
        </table:table-row>
        <table:table-row table:style-name="ro1">
          <table:table-cell office:value-type="float" office:value="58.352526949978802" table:style-name="ce1">
            <text:p>58.35252695</text:p>
          </table:table-cell>
          <table:table-cell office:value-type="float" office:value="-69.844147645120501" table:style-name="ce1">
            <text:p>-69.84414765</text:p>
          </table:table-cell>
          <table:table-cell office:value-type="float" office:value="-82.100648162738295" table:style-name="ce1">
            <text:p>-82.10064816</text:p>
          </table:table-cell>
          <table:table-cell table:number-columns-repeated="16381"/>
        </table:table-row>
        <table:table-row table:style-name="ro1">
          <table:table-cell office:value-type="float" office:value="53.674421914995101" table:style-name="ce1">
            <text:p>53.67442191</text:p>
          </table:table-cell>
          <table:table-cell office:value-type="float" office:value="-69.761681956270095" table:style-name="ce1">
            <text:p>-69.76168196</text:p>
          </table:table-cell>
          <table:table-cell office:value-type="float" office:value="-82.441434192773002" table:style-name="ce1">
            <text:p>-82.44143419</text:p>
          </table:table-cell>
          <table:table-cell table:number-columns-repeated="16381"/>
        </table:table-row>
        <table:table-row table:style-name="ro1">
          <table:table-cell office:value-type="float" office:value="49.012104568958897" table:style-name="ce1">
            <text:p>49.01210457</text:p>
          </table:table-cell>
          <table:table-cell office:value-type="float" office:value="-69.689069697276196" table:style-name="ce1">
            <text:p>-69.6890697</text:p>
          </table:table-cell>
          <table:table-cell office:value-type="float" office:value="-82.799220736642098" table:style-name="ce1">
            <text:p>-82.79922074</text:p>
          </table:table-cell>
          <table:table-cell table:number-columns-repeated="16381"/>
        </table:table-row>
        <table:table-row table:style-name="ro1">
          <table:table-cell office:value-type="float" office:value="44.363368553890197" table:style-name="ce1">
            <text:p>44.36336855</text:p>
          </table:table-cell>
          <table:table-cell office:value-type="float" office:value="-69.626759863236202" table:style-name="ce1">
            <text:p>-69.62675986</text:p>
          </table:table-cell>
          <table:table-cell office:value-type="float" office:value="-83.171647897698406" table:style-name="ce1">
            <text:p>-83.1716479</text:p>
          </table:table-cell>
          <table:table-cell table:number-columns-repeated="16381"/>
        </table:table-row>
        <table:table-row table:style-name="ro1">
          <table:table-cell office:value-type="float" office:value="39.725990896684003" table:style-name="ce1">
            <text:p>39.7259909</text:p>
          </table:table-cell>
          <table:table-cell office:value-type="float" office:value="-69.575134440889201" table:style-name="ce1">
            <text:p>-69.57513444</text:p>
          </table:table-cell>
          <table:table-cell office:value-type="float" office:value="-83.5563309031225" table:style-name="ce1">
            <text:p>-83.5563309</text:p>
          </table:table-cell>
          <table:table-cell table:number-columns-repeated="16381"/>
        </table:table-row>
        <table:table-row table:style-name="ro1">
          <table:table-cell office:value-type="float" office:value="35.097736717551001" table:style-name="ce1">
            <text:p>35.09773672</text:p>
          </table:table-cell>
          <table:table-cell office:value-type="float" office:value="-69.534507641688805" table:style-name="ce1">
            <text:p>-69.53450764</text:p>
          </table:table-cell>
          <table:table-cell office:value-type="float" office:value="-83.950866066128398" table:style-name="ce1">
            <text:p>-83.95086607</text:p>
          </table:table-cell>
          <table:table-cell table:number-columns-repeated="16381"/>
        </table:table-row>
        <table:table-row table:style-name="ro1">
          <table:table-cell office:value-type="float" office:value="30.476362869775102" table:style-name="ce1">
            <text:p>30.47636287</text:p>
          </table:table-cell>
          <table:table-cell office:value-type="float" office:value="-69.5051253045621" table:style-name="ce1">
            <text:p>-69.5051253</text:p>
          </table:table-cell>
          <table:table-cell office:value-type="float" office:value="-84.352835738271494" table:style-name="ce1">
            <text:p>-84.35283574</text:p>
          </table:table-cell>
          <table:table-cell table:number-columns-repeated="16381"/>
        </table:table-row>
        <table:table-row table:style-name="ro1">
          <table:table-cell office:value-type="float" office:value="25.8596207294168" table:style-name="ce1">
            <text:p>25.85962073</text:p>
          </table:table-cell>
          <table:table-cell office:value-type="float" office:value="-69.487164449219605" table:style-name="ce1">
            <text:p>-69.48716445</text:p>
          </table:table-cell>
          <table:table-cell office:value-type="float" office:value="-84.759812459641793" table:style-name="ce1">
            <text:p>-84.75981246</text:p>
          </table:table-cell>
          <table:table-cell table:number-columns-repeated="16381"/>
        </table:table-row>
        <table:table-row table:style-name="ro1">
          <table:table-cell office:value-type="float" office:value="21.245258349424098" table:style-name="ce1">
            <text:p>21.24525835</text:p>
          </table:table-cell>
          <table:table-cell office:value-type="float" office:value="-69.480732965467297" table:style-name="ce1">
            <text:p>-69.48073297</text:p>
          </table:table-cell>
          <table:table-cell office:value-type="float" office:value="-85.1693625100541" table:style-name="ce1">
            <text:p>-85.16936251</text:p>
          </table:table-cell>
          <table:table-cell table:number-columns-repeated="16381"/>
        </table:table-row>
        <table:table-row table:style-name="ro1">
          <table:table-cell office:value-type="float" office:value="16.631022188713601" table:style-name="ce1">
            <text:p>16.63102219</text:p>
          </table:table-cell>
          <table:table-cell office:value-type="float" office:value="-69.485869428278605" table:style-name="ce1">
            <text:p>-69.48586943</text:p>
          </table:table-cell>
          <table:table-cell office:value-type="float" office:value="-85.579049060052697" table:style-name="ce1">
            <text:p>-85.57904906</text:p>
          </table:table-cell>
          <table:table-cell table:number-columns-repeated="16381"/>
        </table:table-row>
        <table:table-row table:style-name="ro1">
          <table:table-cell office:value-type="float" office:value="12.014658623800599" table:style-name="ce1">
            <text:p>12.01465862</text:p>
          </table:table-cell>
          <table:table-cell office:value-type="float" office:value="-69.502543032480602" table:style-name="ce1">
            <text:p>-69.50254303</text:p>
          </table:table-cell>
          <table:table-cell office:value-type="float" office:value="-85.986435117297603" table:style-name="ce1">
            <text:p>-85.98643512</text:p>
          </table:table-cell>
          <table:table-cell table:number-columns-repeated="16381"/>
        </table:table-row>
        <table:table-row table:style-name="ro1">
          <table:table-cell office:value-type="float" office:value="7.3939154489135497" table:style-name="ce1">
            <text:p>7.393915449</text:p>
          </table:table-cell>
          <table:table-cell office:value-type="float" office:value="-69.530653644878001" table:style-name="ce1">
            <text:p>-69.53065364</text:p>
          </table:table-cell>
          <table:table-cell office:value-type="float" office:value="-86.389086462117106" table:style-name="ce1">
            <text:p>-86.38908646</text:p>
          </table:table-cell>
          <table:table-cell table:number-columns-repeated="16381"/>
        </table:table-row>
        <table:table-row table:style-name="ro1">
          <table:table-cell office:value-type="float" office:value="2.7665435704401502" table:style-name="ce1">
            <text:p>2.76654357</text:p>
          </table:table-cell>
          <table:table-cell office:value-type="float" office:value="-69.570031975552993" table:style-name="ce1">
            <text:p>-69.57003198</text:p>
          </table:table-cell>
          <table:table-cell office:value-type="float" office:value="-86.784574765915806" table:style-name="ce1">
            <text:p>-86.78457477</text:p>
          </table:table-cell>
          <table:table-cell table:number-columns-repeated="16381"/>
        </table:table-row>
        <table:table-row table:style-name="ro1">
          <table:table-cell office:value-type="float" office:value="-1.86970089697301" table:style-name="ce1">
            <text:p>-1.869700897</text:p>
          </table:table-cell>
          <table:table-cell office:value-type="float" office:value="-69.620439874034602" table:style-name="ce1">
            <text:p>-69.62043987</text:p>
          </table:table-cell>
          <table:table-cell office:value-type="float" office:value="-87.170481087725904" table:style-name="ce1">
            <text:p>-87.17048109</text:p>
          </table:table-cell>
          <table:table-cell table:number-columns-repeated="16381"/>
        </table:table-row>
        <table:table-row table:style-name="ro1">
          <table:table-cell office:value-type="float" office:value="-6.5170539224947897" table:style-name="ce1">
            <text:p>-6.517053922</text:p>
          </table:table-cell>
          <table:table-cell office:value-type="float" office:value="-69.681570760114099" table:style-name="ce1">
            <text:p>-69.68157076</text:p>
          </table:table-cell>
          <table:table-cell office:value-type="float" office:value="-87.544399947294394" table:style-name="ce1">
            <text:p>-87.54439995</text:p>
          </table:table-cell>
          <table:table-cell table:number-columns-repeated="16381"/>
        </table:table-row>
        <table:table-row table:style-name="ro1">
          <table:table-cell office:value-type="float" office:value="-11.177740025358901" table:style-name="ce1">
            <text:p>-11.17774003</text:p>
          </table:table-cell>
          <table:table-cell office:value-type="float" office:value="-69.753050203359507" table:style-name="ce1">
            <text:p>-69.7530502</text:p>
          </table:table-cell>
          <table:table-cell office:value-type="float" office:value="-87.903944177302506" table:style-name="ce1">
            <text:p>-87.90394418</text:p>
          </table:table-cell>
          <table:table-cell table:number-columns-repeated="16381"/>
        </table:table-row>
        <table:table-row table:style-name="ro1">
          <table:table-cell office:value-type="float" office:value="-15.8539676971135" table:style-name="ce1">
            <text:p>-15.8539677</text:p>
          </table:table-cell>
          <table:table-cell office:value-type="float" office:value="-69.834436669935002" table:style-name="ce1">
            <text:p>-69.83443667</text:p>
          </table:table-cell>
          <table:table-cell office:value-type="float" office:value="-88.246750761986306" table:style-name="ce1">
            <text:p>-88.24675076</text:p>
          </table:table-cell>
          <table:table-cell table:number-columns-repeated="16381"/>
        </table:table-row>
        <table:table-row table:style-name="ro1">
          <table:table-cell office:value-type="float" office:value="-20.547923558060099" table:style-name="ce1">
            <text:p>-20.54792356</text:p>
          </table:table-cell>
          <table:table-cell office:value-type="float" office:value="-69.925222460192501" table:style-name="ce1">
            <text:p>-69.92522246</text:p>
          </table:table-cell>
          <table:table-cell office:value-type="float" office:value="-88.570487873673102" table:style-name="ce1">
            <text:p>-88.57048787</text:p>
          </table:table-cell>
          <table:table-cell table:number-columns-repeated="16381"/>
        </table:table-row>
        <table:table-row table:style-name="ro1">
          <table:table-cell office:value-type="float" office:value="-25.2617650241442" table:style-name="ce1">
            <text:p>-25.26176502</text:p>
          </table:table-cell>
          <table:table-cell office:value-type="float" office:value="-70.024834865707106" table:style-name="ce1">
            <text:p>-70.02483487</text:p>
          </table:table-cell>
          <table:table-cell office:value-type="float" office:value="-88.872863321376201" table:style-name="ce1">
            <text:p>-88.87286332</text:p>
          </table:table-cell>
          <table:table-cell table:number-columns-repeated="16381"/>
        </table:table-row>
        <table:table-row table:style-name="ro1">
          <table:table-cell office:value-type="float" office:value="-29.997611261849901" table:style-name="ce1">
            <text:p>-29.99761126</text:p>
          </table:table-cell>
          <table:table-cell office:value-type="float" office:value="-70.132637579953396" table:style-name="ce1">
            <text:p>-70.13263758</text:p>
          </table:table-cell>
          <table:table-cell office:value-type="float" office:value="-89.151634625103299" table:style-name="ce1">
            <text:p>-89.15163463</text:p>
          </table:table-cell>
          <table:table-cell table:number-columns-repeated="16381"/>
        </table:table-row>
        <table:table-row table:style-name="ro1">
          <table:table-cell office:value-type="float" office:value="-34.757532215005497" table:style-name="ce1">
            <text:p>-34.75753222</text:p>
          </table:table-cell>
          <table:table-cell office:value-type="float" office:value="-70.247932402612406" table:style-name="ce1">
            <text:p>-70.2479324</text:p>
          </table:table-cell>
          <table:table-cell office:value-type="float" office:value="-89.404620924043002" table:style-name="ce1">
            <text:p>-89.40462092</text:p>
          </table:table-cell>
          <table:table-cell table:number-columns-repeated="16381"/>
        </table:table-row>
        <table:table-row table:style-name="ro1">
          <table:table-cell office:value-type="float" office:value="-39.543535501050201" table:style-name="ce1">
            <text:p>-39.5435355</text:p>
          </table:table-cell>
          <table:table-cell office:value-type="float" office:value="-70.3699612834357" table:style-name="ce1">
            <text:p>-70.36996128</text:p>
          </table:table-cell>
          <table:table-cell office:value-type="float" office:value="-89.629716914086401" table:style-name="ce1">
            <text:p>-89.62971691</text:p>
          </table:table-cell>
          <table:table-cell table:number-columns-repeated="16381"/>
        </table:table-row>
        <table:table-row table:style-name="ro1">
          <table:table-cell office:value-type="float" office:value="-44.357550997837699" table:style-name="ce1">
            <text:p>-44.357551</text:p>
          </table:table-cell>
          <table:table-cell office:value-type="float" office:value="-70.497908757490904" table:style-name="ce1">
            <text:p>-70.49790876</text:p>
          </table:table-cell>
          <table:table-cell office:value-type="float" office:value="-89.824908987601006" table:style-name="ce1">
            <text:p>-89.82490899</text:p>
          </table:table-cell>
          <table:table-cell table:number-columns-repeated="16381"/>
        </table:table-row>
        <table:table-row table:style-name="ro1">
          <table:table-cell office:value-type="float" office:value="-49.201412978330403" table:style-name="ce1">
            <text:p>-49.20141298</text:p>
          </table:table-cell>
          <table:table-cell office:value-type="float" office:value="-70.630904829182697" table:style-name="ce1">
            <text:p>-70.63090483</text:p>
          </table:table-cell>
          <table:table-cell office:value-type="float" office:value="-89.988293713101598" table:style-name="ce1">
            <text:p>-89.98829371</text:p>
          </table:table-cell>
          <table:table-cell table:number-columns-repeated="16381"/>
        </table:table-row>
        <table:table-row table:style-name="ro1">
          <table:table-cell office:value-type="float" office:value="-54.076839702683799" table:style-name="ce1">
            <text:p>-54.0768397</text:p>
          </table:table-cell>
          <table:table-cell office:value-type="float" office:value="-70.768028367309796" table:style-name="ce1">
            <text:p>-70.76802837</text:p>
          </table:table-cell>
          <table:table-cell office:value-type="float" office:value="-90.118098741363298" table:style-name="ce1">
            <text:p>-90.11809874</text:p>
          </table:table-cell>
          <table:table-cell table:number-columns-repeated="16381"/>
        </table:table-row>
        <table:table-row table:style-name="ro1">
          <table:table-cell office:value-type="float" office:value="-58.985410448314397" table:style-name="ce1">
            <text:p>-58.98541045</text:p>
          </table:table-cell>
          <table:table-cell office:value-type="float" office:value="-70.9083110770882" table:style-name="ce1">
            <text:p>-70.90831108</text:p>
          </table:table-cell>
          <table:table-cell office:value-type="float" office:value="-90.212706154465707" table:style-name="ce1">
            <text:p>-90.21270615</text:p>
          </table:table-cell>
          <table:table-cell table:number-columns-repeated="16381"/>
        </table:table-row>
        <table:table-row table:style-name="ro1">
          <table:table-cell office:value-type="float" office:value="-63.928540051411098" table:style-name="ce1">
            <text:p>-63.92854005</text:p>
          </table:table-cell>
          <table:table-cell office:value-type="float" office:value="-71.050742116926997" table:style-name="ce1">
            <text:p>-71.05074212</text:p>
          </table:table-cell>
          <table:table-cell office:value-type="float" office:value="-90.270678182426707" table:style-name="ce1">
            <text:p>-90.27067818</text:p>
          </table:table-cell>
          <table:table-cell table:number-columns-repeated="16381"/>
        </table:table-row>
        <table:table-row table:style-name="ro1">
          <table:table-cell office:value-type="float" office:value="-68.907451150123904" table:style-name="ce1">
            <text:p>-68.90745115</text:p>
          </table:table-cell>
          <table:table-cell office:value-type="float" office:value="-71.194273427053005" table:style-name="ce1">
            <text:p>-71.19427343</text:p>
          </table:table-cell>
          <table:table-cell office:value-type="float" office:value="-90.290785096334005" table:style-name="ce1">
            <text:p>-90.2907851</text:p>
          </table:table-cell>
          <table:table-cell table:number-columns-repeated="16381"/>
        </table:table-row>
        <table:table-row table:style-name="ro1">
          <table:table-cell office:value-type="float" office:value="-73.923144461260804" table:style-name="ce1">
            <text:p>-73.92314446</text:p>
          </table:table-cell>
          <table:table-cell office:value-type="float" office:value="-71.337825833031701" table:style-name="ce1">
            <text:p>-71.33782583</text:p>
          </table:table-cell>
          <table:table-cell office:value-type="float" office:value="-90.2720349462748" table:style-name="ce1">
            <text:p>-90.27203495</text:p>
          </table:table-cell>
          <table:table-cell table:number-columns-repeated="16381"/>
        </table:table-row>
        <table:table-row table:style-name="ro1">
          <table:table-cell office:value-type="float" office:value="-78.976367587815105" table:style-name="ce1">
            <text:p>-78.97636759</text:p>
          </table:table-cell>
          <table:table-cell office:value-type="float" office:value="-71.480295978920594" table:style-name="ce1">
            <text:p>-71.48029598</text:p>
          </table:table-cell>
          <table:table-cell office:value-type="float" office:value="-90.213704647827598" table:style-name="ce1">
            <text:p>-90.21370465</text:p>
          </table:table-cell>
          <table:table-cell table:number-columns-repeated="16381"/>
        </table:table-row>
        <table:table-row table:style-name="ro1">
          <table:table-cell office:value-type="float" office:value="-84.067583040545202" table:style-name="ce1">
            <text:p>-84.06758304</text:p>
          </table:table-cell>
          <table:table-cell office:value-type="float" office:value="-71.620564131352495" table:style-name="ce1">
            <text:p>-71.62056413</text:p>
          </table:table-cell>
          <table:table-cell office:value-type="float" office:value="-90.115371735891301" table:style-name="ce1">
            <text:p>-90.11537174</text:p>
          </table:table-cell>
          <table:table-cell table:number-columns-repeated="16381"/>
        </table:table-row>
        <table:table-row table:style-name="ro1">
          <table:table-cell office:value-type="float" office:value="-89.196936356393806" table:style-name="ce1">
            <text:p>-89.19693636</text:p>
          </table:table-cell>
          <table:table-cell office:value-type="float" office:value="-71.757502876479293" table:style-name="ce1">
            <text:p>-71.75750288</text:p>
          </table:table-cell>
          <table:table-cell office:value-type="float" office:value="-89.976945905920203" table:style-name="ce1">
            <text:p>-89.97694591</text:p>
          </table:table-cell>
          <table:table-cell table:number-columns-repeated="16381"/>
        </table:table-row>
        <table:table-row table:style-name="ro1">
          <table:table-cell office:value-type="float" office:value="-94.364225399175396" table:style-name="ce1">
            <text:p>-94.3642254</text:p>
          </table:table-cell>
          <table:table-cell office:value-type="float" office:value="-71.889986705843597" table:style-name="ce1">
            <text:p>-71.88998671</text:p>
          </table:table-cell>
          <table:table-cell office:value-type="float" office:value="-89.798699260792304" table:style-name="ce1">
            <text:p>-89.79869926</text:p>
          </table:table-cell>
          <table:table-cell table:number-columns-repeated="16381"/>
        </table:table-row>
        <table:table-row table:style-name="ro1">
          <table:table-cell office:value-type="float" office:value="-99.568872118979399" table:style-name="ce1">
            <text:p>-99.56887212</text:p>
          </table:table-cell>
          <table:table-cell office:value-type="float" office:value="-72.016902454663494" table:style-name="ce1">
            <text:p>-72.01690245</text:p>
          </table:table-cell>
          <table:table-cell office:value-type="float" office:value="-89.581293991268794" table:style-name="ce1">
            <text:p>-89.58129399</text:p>
          </table:table-cell>
          <table:table-cell table:number-columns-repeated="16381"/>
        </table:table-row>
        <table:table-row table:style-name="ro1">
          <table:table-cell office:value-type="float" office:value="-104.80989820745999" table:style-name="ce1">
            <text:p>-104.8098982</text:p>
          </table:table-cell>
          <table:table-cell office:value-type="float" office:value="-72.137160517003693" table:style-name="ce1">
            <text:p>-72.13716052</text:p>
          </table:table-cell>
          <table:table-cell office:value-type="float" office:value="-89.325806057954296" table:style-name="ce1">
            <text:p>-89.32580606</text:p>
          </table:table-cell>
          <table:table-cell table:number-columns-repeated="16381"/>
        </table:table-row>
        <table:table-row table:style-name="ro1">
          <table:table-cell office:value-type="float" office:value="-110.085906194868" table:style-name="ce1">
            <text:p>-110.0859062</text:p>
          </table:table-cell>
          <table:table-cell office:value-type="float" office:value="-72.249706717833305" table:style-name="ce1">
            <text:p>-72.24970672</text:p>
          </table:table-cell>
          <table:table-cell office:value-type="float" office:value="-89.033743334606598" table:style-name="ce1">
            <text:p>-89.03374333</text:p>
          </table:table-cell>
          <table:table-cell table:number-columns-repeated="16381"/>
        </table:table-row>
        <table:table-row table:style-name="ro1">
          <table:table-cell office:value-type="float" office:value="-115.395067568152" table:style-name="ce1">
            <text:p>-115.3950676</text:p>
          </table:table-cell>
          <table:table-cell office:value-type="float" office:value="-72.353534673773197" table:style-name="ce1">
            <text:p>-72.35353467</text:p>
          </table:table-cell>
          <table:table-cell office:value-type="float" office:value="-88.707056639730695" table:style-name="ce1">
            <text:p>-88.70705664</text:p>
          </table:table-cell>
          <table:table-cell table:number-columns-repeated="16381"/>
        </table:table-row>
        <table:table-row table:style-name="ro1">
          <table:table-cell office:value-type="float" office:value="-120.735119425636" table:style-name="ce1">
            <text:p>-120.7351194</text:p>
          </table:table-cell>
          <table:table-cell office:value-type="float" office:value="-72.447698424998293" table:style-name="ce1">
            <text:p>-72.44769842</text:p>
          </table:table-cell>
          <table:table-cell office:value-type="float" office:value="-88.348142147707406" table:style-name="ce1">
            <text:p>-88.34814215</text:p>
          </table:table-cell>
          <table:table-cell table:number-columns-repeated="16381"/>
        </table:table-row>
        <table:table-row table:style-name="ro1">
          <table:table-cell office:value-type="float" office:value="-126.10337100501999" table:style-name="ce1">
            <text:p>-126.103371</text:p>
          </table:table-cell>
          <table:table-cell office:value-type="float" office:value="-72.531325073668398" table:style-name="ce1">
            <text:p>-72.53132507</text:p>
          </table:table-cell>
          <table:table-cell office:value-type="float" office:value="-87.959833849903504" table:style-name="ce1">
            <text:p>-87.95983385</text:p>
          </table:table-cell>
          <table:table-cell table:number-columns-repeated="16381"/>
        </table:table-row>
        <table:table-row table:style-name="ro1">
          <table:table-cell office:value-type="float" office:value="-131.496721118126" table:style-name="ce1">
            <text:p>-131.4967211</text:p>
          </table:table-cell>
          <table:table-cell office:value-type="float" office:value="-72.603627123397501" table:style-name="ce1">
            <text:p>-72.60362712</text:p>
          </table:table-cell>
          <table:table-cell office:value-type="float" office:value="-87.5453850399186" table:style-name="ce1">
            <text:p>-87.54538504</text:p>
          </table:table-cell>
          <table:table-cell table:number-columns-repeated="16381"/>
        </table:table-row>
        <table:table-row table:style-name="ro1">
          <table:table-cell office:value-type="float" office:value="-136.91168709992601" table:style-name="ce1">
            <text:p>-136.9116871</text:p>
          </table:table-cell>
          <table:table-cell office:value-type="float" office:value="-72.663914183942495" table:style-name="ce1">
            <text:p>-72.66391418</text:p>
          </table:table-cell>
          <table:table-cell office:value-type="float" office:value="-87.108438223349395" table:style-name="ce1">
            <text:p>-87.10843822</text:p>
          </table:table-cell>
          <table:table-cell table:number-columns-repeated="16381"/>
        </table:table-row>
        <table:table-row table:style-name="ro1">
          <table:table-cell office:value-type="float" office:value="-142.344445347039" table:style-name="ce1">
            <text:p>-142.3444453</text:p>
          </table:table-cell>
          <table:table-cell office:value-type="float" office:value="-72.711603689633904" table:style-name="ce1">
            <text:p>-72.71160369</text:p>
          </table:table-cell>
          <table:table-cell office:value-type="float" office:value="-86.652983385043399" table:style-name="ce1">
            <text:p>-86.65298339</text:p>
          </table:table-cell>
          <table:table-cell table:number-columns-repeated="16381"/>
        </table:table-row>
        <table:table-row table:style-name="ro1">
          <table:table-cell office:value-type="float" office:value="-147.79088291348401" table:style-name="ce1">
            <text:p>-147.7908829</text:p>
          </table:table-cell>
          <table:table-cell office:value-type="float" office:value="-72.746230282542498" table:style-name="ce1">
            <text:p>-72.74623028</text:p>
          </table:table-cell>
          <table:table-cell office:value-type="float" office:value="-86.183305154502605" table:style-name="ce1">
            <text:p>-86.18330515</text:p>
          </table:table-cell>
          <table:table-cell table:number-columns-repeated="16381"/>
        </table:table-row>
        <table:table-row table:style-name="ro1">
          <table:table-cell office:value-type="float" office:value="-153.24665899382899" table:style-name="ce1">
            <text:p>-153.246659</text:p>
          </table:table-cell>
          <table:table-cell office:value-type="float" office:value="-72.767453534184199" table:style-name="ce1">
            <text:p>-72.76745353</text:p>
          </table:table-cell>
          <table:table-cell office:value-type="float" office:value="-85.703920047868706" table:style-name="ce1">
            <text:p>-85.70392005</text:p>
          </table:table-cell>
          <table:table-cell table:number-columns-repeated="16381"/>
        </table:table-row>
        <table:table-row table:style-name="ro1">
          <table:table-cell office:value-type="float" office:value="-158.70727451097099" table:style-name="ce1">
            <text:p>-158.7072745</text:p>
          </table:table-cell>
          <table:table-cell office:value-type="float" office:value="-72.775063723208902" table:style-name="ce1">
            <text:p>-72.77506372</text:p>
          </table:table-cell>
          <table:table-cell office:value-type="float" office:value="-85.219505578035296" table:style-name="ce1">
            <text:p>-85.21950558</text:p>
          </table:table-cell>
          <table:table-cell table:number-columns-repeated="16381"/>
        </table:table-row>
        <table:table-row table:style-name="ro1">
          <table:table-cell office:value-type="float" office:value="-164.16814749567499" table:style-name="ce1">
            <text:p>-164.1681475</text:p>
          </table:table-cell>
          <table:table-cell office:value-type="float" office:value="-72.768985449483594" table:style-name="ce1">
            <text:p>-72.76898545</text:p>
          </table:table-cell>
          <table:table-cell office:value-type="float" office:value="-84.734823554588203" table:style-name="ce1">
            <text:p>-84.73482355</text:p>
          </table:table-cell>
          <table:table-cell table:number-columns-repeated="16381"/>
        </table:table-row>
        <table:table-row table:style-name="ro1">
          <table:table-cell office:value-type="float" office:value="-169.62469155196101" table:style-name="ce1">
            <text:p>-169.6246916</text:p>
          </table:table-cell>
          <table:table-cell office:value-type="float" office:value="-72.749278943700702" table:style-name="ce1">
            <text:p>-72.74927894</text:p>
          </table:table-cell>
          <table:table-cell office:value-type="float" office:value="-84.254640288440598" table:style-name="ce1">
            <text:p>-84.25464029</text:p>
          </table:table-cell>
          <table:table-cell table:number-columns-repeated="16381"/>
        </table:table-row>
        <table:table-row table:style-name="ro1">
          <table:table-cell office:value-type="float" office:value="-175.07239448828801" table:style-name="ce1">
            <text:p>-175.0723945</text:p>
          </table:table-cell>
          <table:table-cell office:value-type="float" office:value="-72.716139020807702" table:style-name="ce1">
            <text:p>-72.71613902</text:p>
          </table:table-cell>
          <table:table-cell office:value-type="float" office:value="-83.783646630160803" table:style-name="ce1">
            <text:p>-83.78364663</text:p>
          </table:table-cell>
          <table:table-cell table:number-columns-repeated="16381"/>
        </table:table-row>
        <table:table-row table:style-name="ro1">
          <table:table-cell office:value-type="float" office:value="179.49310581708201" table:style-name="ce1">
            <text:p>179.4931058</text:p>
          </table:table-cell>
          <table:table-cell office:value-type="float" office:value="-72.6698917186053" table:style-name="ce1">
            <text:p>-72.66989172</text:p>
          </table:table-cell>
          <table:table-cell office:value-type="float" office:value="-83.326380782588302" table:style-name="ce1">
            <text:p>-83.32638078</text:p>
          </table:table-cell>
          <table:table-cell table:number-columns-repeated="16381"/>
        </table:table-row>
        <table:table-row table:style-name="ro1">
          <table:table-cell office:value-type="float" office:value="174.07595105596801" table:style-name="ce1">
            <text:p>174.0759511</text:p>
          </table:table-cell>
          <table:table-cell office:value-type="float" office:value="-72.610988752802399" table:style-name="ce1">
            <text:p>-72.61098875</text:p>
          </table:table-cell>
          <table:table-cell office:value-type="float" office:value="-82.887156636101594" table:style-name="ce1">
            <text:p>-82.88715664</text:p>
          </table:table-cell>
          <table:table-cell table:number-columns-repeated="16381"/>
        </table:table-row>
        <table:table-row table:style-name="ro1">
          <table:table-cell office:value-type="float" office:value="168.68" table:style-name="ce1">
            <text:p>168.68</text:p>
          </table:table-cell>
          <table:table-cell office:value-type="float" office:value="-72.540000000000006" table:style-name="ce1">
            <text:p>-72.54</text:p>
          </table:table-cell>
          <table:table-cell office:value-type="float" office:value="-82.47" table:style-name="ce1">
            <text:p>-82.47</text:p>
          </table:table-cell>
          <table:table-cell table:number-columns-repeated="16381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Jonas Højen Nielsen</meta:initial-creator>
    <dc:creator>Jonas Højen Nielsen</dc:creator>
    <meta:creation-date>2024-01-31T16:56:14Z</meta:creation-date>
    <dc:date>2024-01-31T17:02:51Z</dc:date>
  </office:meta>
</office:document-meta>
</file>